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24pt" fo:font-weight="bold" style:font-size-asian="24pt" style:font-weight-asian="bold" style:font-size-complex="2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innen de scope</text:p>
      <text:p text:style-name="P1"/>
      <text:p text:style-name="P1"/>
      <text:p text:style-name="P1">Registratie gegevens nodig van bedrijf : </text:p>
      <text:p text:style-name="Standard"/>
      <text:p text:style-name="Standard">Branche : </text:p>
      <text:p text:style-name="Standard">Beroep : </text:p>
      <text:p text:style-name="Standard">Bedrijfsgegevens : </text:p>
      <text:p text:style-name="Standard"/>
      <text:p text:style-name="P1">Registratie gegevens persoon : </text:p>
      <text:p text:style-name="Standard">Naam : <text:line-break/>School : </text:p>
      <text:p text:style-name="Standard">Klas : <text:s/></text:p>
      <text:p text:style-name="Standard"><text:tab/>-Het leukste aan deze branch vond ik? Na het scannen QR code</text:p>
      <text:p text:style-name="Standard"/>
      <text:p text:style-name="Standard"/>
      <text:p text:style-name="P1">Na het inloggen :</text:p>
      <text:p text:style-name="P2"/>
      <text:p text:style-name="P2">De gebruiker zal moeten inloggen met gerigestreerde email / wachtwoord en of andere inlog opties.</text:p>
      <text:p text:style-name="P2"><text:s/></text:p>
      <text:p text:style-name="P2">De gebruiker zal toegang moeten geven tot de camera via de website (indien deze afgesloten wordt zal dat weer moeten).</text:p>
      <text:p text:style-name="P2"/>
      <text:p text:style-name="P2">Wanneer de gebruiker bij een bedrijf is geweest zal deze de QR code scannen en vervolgens de form “Het leukste aan deze branch vond ik?” moeten invullen.</text:p>
      <text:p text:style-name="P2"/>
      <text:p text:style-name="P2"/>
      <text:p text:style-name="P1">------------wordt nog over gesproken------------</text:p>
      <text:p text:style-name="P2">Als dit is ingevuld zal er bij de gebruiker gegevens van het bedrijf onder de profiel gegevens komen met een kenmerk (vinkje / groen gekleurd) zodat de gebruiker weet welk beroep/branche hij/zij heeft gevolgd.</text:p>
      <text:p text:style-name="P5">Buiten de scope</text:p>
      <text:p text:style-name="P3"/>
      <text:p text:style-name="P3">-Het bedrijf zal moeten toekenen dat de gebruiker alles heeft doorlope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an Anthonijsz</meta:initial-creator>
    <meta:creation-date>2022-11-01T14:27:27.30</meta:creation-date>
    <dc:date>2022-11-01T14:48:33.01</dc:date>
    <dc:creator>Dean Anthonijsz</dc:creator>
    <meta:editing-duration>PT21M5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2" meta:paragraph-count="18" meta:word-count="156" meta:character-count="940"/>
  </office:meta>
</office:document-meta>
</file>